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estion" style:list-style-name=""/>
    <style:style style:name="P2" style:family="paragraph" style:parent-style-name="Manual_20_entry" style:list-style-name=""/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oasmasters Cheat sheet to prepare speech</text:p>
      <text:h text:style-name="Question" text:outline-level="1">1. Main Speech Topic</text:h>
      <text:p text:style-name="P2"/>
      <text:p text:style-name="P1">2. What is the key audience take away?</text:p>
      <text:p text:style-name="P2"/>
      <text:p text:style-name="P1">Foundation Phrase:</text:p>
      <text:p text:style-name="P2"/>
      <text:p text:style-name="P1">3. Supporting Point 1:</text:p>
      <text:p text:style-name="P1">4. Details for point 1:</text:p>
      <text:p text:style-name="P2">-</text:p>
      <text:p text:style-name="P2">-</text:p>
      <text:p text:style-name="P2">-</text:p>
      <text:p text:style-name="P1">5. Supporting Point 2:</text:p>
      <text:p text:style-name="P1">6. Details for point 2:</text:p>
      <text:p text:style-name="P2">-</text:p>
      <text:p text:style-name="P2">-</text:p>
      <text:p text:style-name="P2">-</text:p>
      <text:p text:style-name="P1">7. Supporting point 3 (Most important point):</text:p>
      <text:p text:style-name="P1">8. Details for point 3</text:p>
      <text:p text:style-name="P2">-</text:p>
      <text:p text:style-name="P2">-</text:p>
      <text:p text:style-name="P2">-</text:p>
      <text:p text:style-name="P1">9. Introduction</text:p>
      <text:p text:style-name="P2"/>
      <text:p text:style-name="P1">10. Conclusion</text:p>
      <text:p text:style-name="P2"><text:line-break/></text:p>
      <text:p text:style-name="P1">11. Title: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Manual_20_entr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nual_20_entry" style:display-name="Manual entry" style:family="paragraph" style:parent-style-name="Text_20_body">
      <style:paragraph-properties fo:margin-top="0cm" fo:margin-bottom="0cm" fo:background-color="transparent">
        <style:background-image/>
      </style:paragraph-properties>
      <style:text-properties fo:font-size="16pt" style:font-size-asian="21pt" style:font-size-complex="24pt"/>
    </style:style>
    <style:style style:name="Question" style:family="paragraph" style:parent-style-name="Heading_20_1" style:next-style-name="Manual_20_entry" style:list-style-name="" style:class="text" style:master-page-name="">
      <style:paragraph-properties style:page-number="auto" fo:padding="0.049cm" fo:border-left="none" fo:border-right="none" fo:border-top="0.06pt solid #000000" fo:border-bottom="none" style:shadow="none">
        <style:tab-stops/>
      </style:paragraph-properties>
      <style:text-properties fo:font-size="75%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7:48:38.213000000</meta:creation-date>
    <dc:date>2015-02-23T19:14:12</dc:date>
    <meta:editing-duration>PT24M56S</meta:editing-duration>
    <meta:editing-cycles>8</meta:editing-cycles>
    <meta:generator>LibreOffice/3.5$Linux_X86_64 LibreOffice_project/350m1$Build-2</meta:generator>
    <dc:creator>Julien </dc:creator>
    <meta:document-statistic meta:table-count="0" meta:image-count="0" meta:object-count="0" meta:page-count="1" meta:paragraph-count="23" meta:word-count="65" meta:character-count="323" meta:non-whitespace-character-count="279"/>
  </office:meta>
</office:document-meta>
</file>